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9966" fo:min-height="3.028cm" fo:padding-top="0.08cm" fo:padding-bottom="0.08cm" fo:padding-left="0.205cm" fo:padding-right="0.205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99ccff" fo:min-height="1.84cm" fo:padding-top="0.08cm" fo:padding-bottom="0.08cm" fo:padding-left="0.205cm" fo:padding-right="0.205cm"/>
    </style:style>
    <style:style style:name="gr3" style:family="graphic" style:parent-style-name="standard">
      <style:graphic-properties draw:stroke="solid" svg:stroke-width="0.01cm" svg:stroke-color="#000000" draw:marker-start-width="0.215cm" draw:marker-end-width="0.215cm" draw:fill="solid" draw:fill-color="#00ff00" fo:min-height="0.75cm" fo:padding-top="0.08cm" fo:padding-bottom="0.08cm" fo:padding-left="0.205cm" fo:padding-right="0.2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01cm" svg:stroke-color="#000000" draw:marker-start-width="0.215cm" draw:marker-end-width="0.215cm" draw:fill="solid" draw:fill-color="#ff9966" draw:textarea-vertical-align="middle" fo:min-height="1.84cm" fo:padding-top="0.08cm" fo:padding-bottom="0.08cm" fo:padding-left="0.205cm" fo:padding-right="0.205cm"/>
    </style:style>
    <style:style style:name="gr6" style:family="graphic" style:parent-style-name="standard">
      <style:graphic-properties draw:stroke="solid" svg:stroke-width="0.01cm" svg:stroke-color="#000000" draw:marker-start-width="0.215cm" draw:marker-end-width="0.215cm" draw:fill="solid" draw:fill-color="#99ccff" draw:textarea-vertical-align="middle" fo:min-height="1.84cm" fo:padding-top="0.08cm" fo:padding-bottom="0.08cm" fo:padding-left="0.205cm" fo:padding-right="0.20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5cm" svg:height="3.188cm" svg:x="4.6cm" svg:y="0.4cm">
            <draw:text-box>
              <text:p text:style-name="P1">View</text:p>
            </draw:text-box>
          </draw:frame>
          <draw:frame draw:style-name="gr2" draw:text-style-name="P1" draw:layer="layout" svg:width="3.5cm" svg:height="2cm" svg:x="5.1cm" svg:y="1.3cm">
            <draw:text-box>
              <text:p text:style-name="P1">Model</text:p>
            </draw:text-box>
          </draw:frame>
          <draw:frame draw:style-name="gr3" draw:text-style-name="P1" draw:layer="layout" svg:width="3cm" svg:height="0.91cm" svg:x="5.4cm" svg:y="2.2cm">
            <draw:text-box>
              <text:p text:style-name="P1">Data</text:p>
            </draw:text-box>
          </draw:frame>
        </draw:g>
      </draw:page>
      <draw:page draw:name="page2" draw:style-name="dp1" draw:master-page-name="Default">
        <draw:g>
          <draw:frame draw:style-name="gr2" draw:text-style-name="P1" draw:layer="layout" svg:width="4cm" svg:height="2cm" svg:x="2.5cm" svg:y="0.999cm">
            <draw:text-box>
              <text:p text:style-name="P1">Model</text:p>
            </draw:text-box>
          </draw:frame>
          <draw:frame draw:style-name="gr3" draw:text-style-name="P1" draw:layer="layout" svg:width="3cm" svg:height="0.91cm" svg:x="3cm" svg:y="1.899cm">
            <draw:text-box>
              <text:p text:style-name="P1">Data</text:p>
            </draw:text-box>
          </draw:frame>
          <draw:custom-shape draw:style-name="gr4" draw:text-style-name="P1" draw:layer="layout" svg:width="1.5cm" svg:height="0.5cm" svg:x="6.5cm" svg:y="1.799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" draw:text-style-name="P1" draw:layer="layout" svg:width="4cm" svg:height="2cm" svg:x="8cm" svg:y="0.899cm">
            <draw:text-box>
              <text:p text:style-name="P1">View</text:p>
            </draw:text-box>
          </draw:frame>
        </draw:g>
      </draw:page>
      <draw:page draw:name="page3" draw:style-name="dp1" draw:master-page-name="Default">
        <draw:g>
          <draw:frame draw:style-name="gr6" draw:text-style-name="P1" draw:layer="layout" svg:width="4cm" svg:height="2cm" svg:x="3.499cm" svg:y="1cm">
            <draw:text-box>
              <text:p text:style-name="P1">Model</text:p>
            </draw:text-box>
          </draw:frame>
          <draw:frame draw:style-name="gr3" draw:text-style-name="P1" draw:layer="layout" svg:width="3cm" svg:height="0.91cm" svg:x="0.999cm" svg:y="1.59cm">
            <draw:text-box>
              <text:p text:style-name="P1">Data</text:p>
            </draw:text-box>
          </draw:frame>
          <draw:frame draw:style-name="gr5" draw:text-style-name="P1" draw:layer="layout" svg:width="4cm" svg:height="2cm" svg:x="8.999cm" svg:y="1cm">
            <draw:text-box>
              <text:p text:style-name="P1">View</text:p>
            </draw:text-box>
          </draw:frame>
          <draw:custom-shape draw:style-name="gr4" draw:text-style-name="P1" draw:layer="layout" svg:width="1.5cm" svg:height="0.5cm" svg:x="7.499cm" svg:y="1.8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7T09:48:20</meta:creation-date>
    <dc:date>2010-05-17T13:45:42</dc:date>
    <meta:editing-duration>PT03H57M24S</meta:editing-duration>
    <meta:editing-cycles>2</meta:editing-cycles>
    <meta:generator>OpenOffice.org/3.2$Unix OpenOffice.org_project/320m12$Build-9483</meta:generator>
    <meta:document-statistic meta:object-count="14"/>
  </office:meta>
</office:document-meta>
</file>